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56cm"/>
    </style:style>
    <style:style style:name="co2" style:family="table-column">
      <style:table-column-properties fo:break-before="auto" style:column-width="0.727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148cm"/>
    </style:style>
    <style:style style:name="co5" style:family="table-column">
      <style:table-column-properties fo:break-before="auto" style:column-width="2.26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background-color="#b2b2b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T1" style:family="text">
      <style:text-properties style:font-size-asian="10pt" style:font-size-complex="10pt" style:text-underline-style="none" style:text-underline-color="font-color" style:font-style-asian="normal" style:font-name="Arial" fo:text-shadow="none" style:font-style-complex="normal" fo:font-size="10pt" fo:font-weight="bold" style:font-weight-asian="bold" style:font-weight-complex="bold" fo:font-style="normal" style:text-outline="false" style:text-position="0%"/>
    </style:style>
    <style:style style:name="T2" style:family="text">
      <style:text-properties style:font-size-asian="10pt" style:font-size-complex="10pt" style:text-underline-style="none" style:text-underline-color="font-color" style:font-style-asian="normal" style:font-name="Arial" fo:text-shadow="none" style:font-style-complex="normal" fo:font-size="10pt" fo:font-style="normal" style:text-outline="false" style:text-position="0%" fo:font-weight="normal" style:font-weight-complex="normal" style:font-weight-asian="normal"/>
    </style:style>
    <style:style style:name="T3" style:family="text">
      <style:text-properties style:font-size-asian="10pt" style:font-size-complex="10pt" style:text-underline-style="none" style:text-underline-color="font-color" style:font-style-asian="normal" style:font-name="Arial" fo:text-shadow="none" style:font-style-complex="normal" fo:font-size="10pt" fo:font-style="normal" style:text-outline="false" style:text-position="0%" fo:font-weight="bold" style:font-weight-complex="bold" style:font-weight-asian="bold"/>
    </style:style>
    <style:style style:name="T4" style:family="text">
      <style:text-properties style:font-size-asian="10pt" style:font-size-complex="10pt" style:text-underline-style="none" style:text-underline-color="font-color" style:font-style-asian="normal" style:font-name="Arial" fo:text-shadow="none" style:font-style-complex="normal" fo:font-size="10pt" fo:font-style="normal" style:text-outline="false" style:text-position="0%" fo:font-weight="normal" style:font-weight-asian="normal" style:font-weight-complex="normal"/>
    </style:style>
    <style:style style:name="T5" style:family="text">
      <style:text-properties style:font-size-asian="10pt" style:font-size-complex="10pt" style:text-underline-style="none" style:text-underline-color="font-color" style:font-style-asian="normal" style:font-name="Arial" fo:text-shadow="none" style:font-style-complex="normal" fo:font-size="10pt" fo:font-style="normal" style:text-outline="false" style:text-position="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5" table:number-columns-repeated="999" table:default-cell-style-name="ce4"/>
        <table:table-row table:style-name="ro1">
          <table:table-cell table:style-name="ce1" table:number-columns-repeated="2"/>
          <table:table-cell table:style-name="ce6" office:value-type="string" calcext:value-type="string">
            <text:p>in die farbigen Zellen eingeben:<text:span text:style-name="T1">r</text:span><text:span text:style-name="T2">für richtig,</text:span><text:span text:style-name="T3">f</text:span><text:span text:style-name="T4">für falsch,</text:span><text:span text:style-name="T5">n</text:span><text:span text:style-name="T4">für nicht bearbeitet (</text:span><text:span text:style-name="T5">bitte das n nicht weglassen</text:span><text:span text:style-name="T4">)</text:span></text:p>
          </table:table-cell>
          <table:table-cell table:style-name="ce6" table:number-columns-repeated="10"/>
          <table:table-cell table:style-name="ce1" table:number-columns-repeated="13"/>
          <table:table-cell table:style-name="ce6" table:number-columns-repeated="998"/>
        </table:table-row>
        <table:table-row table:style-name="ro2">
          <table:table-cell table:style-name="ce1" table:number-columns-repeated="2"/>
          <table:table-cell table:style-name="ce7" office:value-type="string" calcext:value-type="string">
            <text:p>In der letzten Spalte stehen anschließend die Punkte für das jeweilige Kind</text:p>
          </table:table-cell>
          <table:table-cell table:style-name="ce1" table:number-columns-repeated="23"/>
          <table:table-cell table:style-name="Default" table:number-columns-repeated="998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<text:a xlink:href="https://mathe-jung-alt.de/mkv" xlink:type="simple">Gleich nach dem Ausfüllen und Speichern über die Minikänguru-Anwendung hochladen: https://mathe-jung-alt.de/mkv</text:a></text:p>
          </table:table-cell>
          <table:table-cell table:style-name="ce1" table:number-columns-repeated="23"/>
          <table:table-cell table:style-name="Default" table:number-columns-repeated="998"/>
        </table:table-row>
        <table:table-row table:style-name="ro1">
          <table:table-cell table:style-name="ce1" table:number-columns-repeated="26"/>
          <table:table-cell table:style-name="Default" table:number-columns-repeated="998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-1</text:p>
          </table:table-cell>
          <table:table-cell table:style-name="ce2"/>
          <table:table-cell table:style-name="ce2" office:value-type="string" calcext:value-type="string">
            <text:p>A-2</text:p>
          </table:table-cell>
          <table:table-cell table:style-name="ce2"/>
          <table:table-cell table:style-name="ce2" office:value-type="string" calcext:value-type="string">
            <text:p>A-3</text:p>
          </table:table-cell>
          <table:table-cell table:style-name="ce2"/>
          <table:table-cell table:style-name="ce2" office:value-type="string" calcext:value-type="string">
            <text:p>A-4</text:p>
          </table:table-cell>
          <table:table-cell table:style-name="ce2"/>
          <table:table-cell table:style-name="ce2" office:value-type="string" calcext:value-type="string">
            <text:p>B-1</text:p>
          </table:table-cell>
          <table:table-cell table:style-name="ce2"/>
          <table:table-cell table:style-name="ce2" office:value-type="string" calcext:value-type="string">
            <text:p>B-2</text:p>
          </table:table-cell>
          <table:table-cell table:style-name="ce2"/>
          <table:table-cell table:style-name="ce2" office:value-type="string" calcext:value-type="string">
            <text:p>B-3</text:p>
          </table:table-cell>
          <table:table-cell table:style-name="ce2"/>
          <table:table-cell table:style-name="ce2" office:value-type="string" calcext:value-type="string">
            <text:p>B-4</text:p>
          </table:table-cell>
          <table:table-cell table:style-name="ce2"/>
          <table:table-cell table:style-name="ce2" office:value-type="string" calcext:value-type="string">
            <text:p>C-1</text:p>
          </table:table-cell>
          <table:table-cell table:style-name="ce2"/>
          <table:table-cell table:style-name="ce2" office:value-type="string" calcext:value-type="string">
            <text:p>C-2</text:p>
          </table:table-cell>
          <table:table-cell table:style-name="ce2"/>
          <table:table-cell table:style-name="ce2" office:value-type="string" calcext:value-type="string">
            <text:p>C-3</text:p>
          </table:table-cell>
          <table:table-cell table:style-name="ce2"/>
          <table:table-cell table:style-name="ce2" office:value-type="string" calcext:value-type="string">
            <text:p>C-4</text:p>
          </table:table-cell>
          <table:table-cell table:style-name="ce2"/>
          <table:table-cell table:style-name="ce2" office:value-type="string" calcext:value-type="string">
            <text:p>Punkte</text:p>
          </table:table-cell>
          <table:table-cell table:style-name="Default" table:number-columns-repeated="998"/>
        </table:table-row>
        <table:table-row table:style-name="ro1">
          <table:table-cell table:style-name="ce3" office:value-type="string" calcext:value-type="string">
            <text:p>Jo</text:p>
          </table:table-cell>
          <table:table-cell table:style-name="ce5" office:value-type="string" calcext:value-type="string">
            <text:p>r</text:p>
          </table:table-cell>
          <table:table-cell table:style-name="ce3" table:formula="of:=IF([.B6]=&quot;r&quot;;3;IF([.B6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r</text:p>
          </table:table-cell>
          <table:table-cell table:style-name="ce3" table:formula="of:=IF([.D6]=&quot;r&quot;;3;IF([.D6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r</text:p>
          </table:table-cell>
          <table:table-cell table:style-name="ce3" table:formula="of:=IF([.F6]=&quot;r&quot;;3;IF([.F6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r</text:p>
          </table:table-cell>
          <table:table-cell table:style-name="ce3" table:formula="of:=IF([.H6]=&quot;r&quot;;3;IF([.H6]=&quot;f&quot;;-0.75;0))" office:value-type="float" office:value="3" calcext:value-type="float">
            <text:p>3</text:p>
          </table:table-cell>
          <table:table-cell table:style-name="ce9" office:value-type="string" calcext:value-type="string">
            <text:p>f</text:p>
          </table:table-cell>
          <table:table-cell table:style-name="ce3" table:formula="of:=IF([.J6]=&quot;r&quot;;4;IF([.J6]=&quot;f&quot;;-1;0))" office:value-type="float" office:value="-1" calcext:value-type="float">
            <text:p>-1</text:p>
          </table:table-cell>
          <table:table-cell table:style-name="ce9" office:value-type="string" calcext:value-type="string">
            <text:p>r</text:p>
          </table:table-cell>
          <table:table-cell table:style-name="ce3" table:formula="of:=IF([.L6]=&quot;r&quot;;4;IF([.L6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3" table:formula="of:=IF([.N6]=&quot;r&quot;;4;IF([.N6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3" table:formula="of:=IF([.P6]=&quot;r&quot;;4;IF([.P6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3" table:formula="of:=IF([.R6]=&quot;r&quot;;5;IF([.R6]=&quot;f&quot;;-1.25;0))" office:value-type="float" office:value="-1.25" calcext:value-type="float">
            <text:p>-1,25</text:p>
          </table:table-cell>
          <table:table-cell table:style-name="ce10" office:value-type="string" calcext:value-type="string">
            <text:p>f</text:p>
          </table:table-cell>
          <table:table-cell table:style-name="ce3" table:formula="of:=IF([.T6]=&quot;r&quot;;5;IF([.T6]=&quot;f&quot;;-1.25;0))" office:value-type="float" office:value="-1.25" calcext:value-type="float">
            <text:p>-1,25</text:p>
          </table:table-cell>
          <table:table-cell table:style-name="ce10" office:value-type="string" calcext:value-type="string">
            <text:p>f</text:p>
          </table:table-cell>
          <table:table-cell table:style-name="ce3" table:formula="of:=IF([.V6]=&quot;r&quot;;5;IF([.V6]=&quot;f&quot;;-1.25;0))" office:value-type="float" office:value="-1.25" calcext:value-type="float">
            <text:p>-1,25</text:p>
          </table:table-cell>
          <table:table-cell table:style-name="ce10" office:value-type="string" calcext:value-type="string">
            <text:p>r</text:p>
          </table:table-cell>
          <table:table-cell table:style-name="ce3" table:formula="of:=IF([.X6]=&quot;r&quot;;5;IF([.X6]=&quot;f&quot;;-1.25;0))" office:value-type="float" office:value="5" calcext:value-type="float">
            <text:p>5</text:p>
          </table:table-cell>
          <table:table-cell table:style-name="ce3" table:formula="of:=12+SUM([.C6:.Y6])" office:value-type="float" office:value="36.25" calcext:value-type="float">
            <text:p>36,25</text:p>
          </table:table-cell>
          <table:table-cell table:style-name="ce11" table:number-columns-repeated="998"/>
        </table:table-row>
        <table:table-row table:style-name="ro1">
          <table:table-cell table:style-name="ce3" office:value-type="string" calcext:value-type="string">
            <text:p>Ferdi</text:p>
          </table:table-cell>
          <table:table-cell table:style-name="ce5" office:value-type="string" calcext:value-type="string">
            <text:p>f</text:p>
          </table:table-cell>
          <table:table-cell table:style-name="ce3" table:formula="of:=IF([.B7]=&quot;r&quot;;3;IF([.B7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f</text:p>
          </table:table-cell>
          <table:table-cell table:style-name="ce3" table:formula="of:=IF([.D7]=&quot;r&quot;;3;IF([.D7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f</text:p>
          </table:table-cell>
          <table:table-cell table:style-name="ce3" table:formula="of:=IF([.F7]=&quot;r&quot;;3;IF([.F7]=&quot;f&quot;;-0.75;0))" office:value-type="float" office:value="-0.75" calcext:value-type="float">
            <text:p>-0,75</text:p>
          </table:table-cell>
          <table:table-cell table:style-name="ce5" office:value-type="float" office:value="4" calcext:value-type="float">
            <text:p>4</text:p>
          </table:table-cell>
          <table:table-cell table:style-name="ce3" table:formula="of:=IF([.H7]=&quot;r&quot;;3;IF([.H7]=&quot;f&quot;;-0.75;0))" office:value-type="float" office:value="0" calcext:value-type="float">
            <text:p>0</text:p>
          </table:table-cell>
          <table:table-cell table:style-name="ce9" office:value-type="string" calcext:value-type="string">
            <text:p>f</text:p>
          </table:table-cell>
          <table:table-cell table:style-name="ce3" table:formula="of:=IF([.J7]=&quot;r&quot;;4;IF([.J7]=&quot;f&quot;;-1;0))" office:value-type="float" office:value="-1" calcext:value-type="float">
            <text:p>-1</text:p>
          </table:table-cell>
          <table:table-cell table:style-name="ce9" office:value-type="string" calcext:value-type="string">
            <text:p>r</text:p>
          </table:table-cell>
          <table:table-cell table:style-name="ce3" table:formula="of:=IF([.L7]=&quot;r&quot;;4;IF([.L7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f</text:p>
          </table:table-cell>
          <table:table-cell table:style-name="ce3" table:formula="of:=IF([.N7]=&quot;r&quot;;4;IF([.N7]=&quot;f&quot;;-1;0))" office:value-type="float" office:value="-1" calcext:value-type="float">
            <text:p>-1</text:p>
          </table:table-cell>
          <table:table-cell table:style-name="ce9" office:value-type="string" calcext:value-type="string">
            <text:p>r</text:p>
          </table:table-cell>
          <table:table-cell table:style-name="ce3" table:formula="of:=IF([.P7]=&quot;r&quot;;4;IF([.P7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3" table:formula="of:=IF([.R7]=&quot;r&quot;;5;IF([.R7]=&quot;f&quot;;-1.25;0))" office:value-type="float" office:value="-1.25" calcext:value-type="float">
            <text:p>-1,25</text:p>
          </table:table-cell>
          <table:table-cell table:style-name="ce10" office:value-type="string" calcext:value-type="string">
            <text:p>f</text:p>
          </table:table-cell>
          <table:table-cell table:style-name="ce3" table:formula="of:=IF([.T7]=&quot;r&quot;;5;IF([.T7]=&quot;f&quot;;-1.25;0))" office:value-type="float" office:value="-1.25" calcext:value-type="float">
            <text:p>-1,25</text:p>
          </table:table-cell>
          <table:table-cell table:style-name="ce10" office:value-type="string" calcext:value-type="string">
            <text:p>n</text:p>
          </table:table-cell>
          <table:table-cell table:style-name="ce3" table:formula="of:=IF([.V7]=&quot;r&quot;;5;IF([.V7]=&quot;f&quot;;-1.25;0))" office:value-type="float" office:value="0" calcext:value-type="float">
            <text:p>0</text:p>
          </table:table-cell>
          <table:table-cell table:style-name="ce10" office:value-type="string" calcext:value-type="string">
            <text:p>f</text:p>
          </table:table-cell>
          <table:table-cell table:style-name="ce3" table:formula="of:=IF([.X7]=&quot;r&quot;;5;IF([.X7]=&quot;f&quot;;-1.25;0))" office:value-type="float" office:value="-1.25" calcext:value-type="float">
            <text:p>-1,25</text:p>
          </table:table-cell>
          <table:table-cell table:style-name="ce3" table:formula="of:=12+SUM([.C7:.Y7])" office:value-type="float" office:value="16" calcext:value-type="float">
            <text:p>16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452">
          <table:table-cell table:number-columns-repeated="1024"/>
        </table:table-row>
        <table:table-row table:style-name="ro4" table:number-rows-repeated="1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2">
        <table:table-column table:style-name="co5" table:number-columns-repeated="1024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3">
        <table:table-column table:style-name="co5" table:number-columns-repeated="1024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0:40:50</meta:creation-date>
    <meta:initial-creator>Vera</meta:initial-creator>
    <dc:language>de-DE</dc:language>
    <dc:creator>heike </dc:creator>
    <dc:date>2017-04-29T10:09:46</dc:date>
    <meta:editing-cycles>50</meta:editing-cycles>
    <meta:editing-duration>PT1M51S</meta:editing-duration>
    <meta:generator>LibreOffice/4.3.3.2$Linux_X86_64 LibreOffice_project/430m0$Build-2</meta:generator>
    <meta:document-statistic meta:table-count="3" meta:cell-count="69" meta:object-count="0"/>
  </office:meta>
</office:document-meta>
</file>